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16mm"/>
    </style:style>
    <style:style style:name="co3" style:family="table-column">
      <style:table-column-properties fo:break-before="auto" style:column-width="14.94mm"/>
    </style:style>
    <style:style style:name="co4" style:family="table-column">
      <style:table-column-properties fo:break-before="auto" style:column-width="12.29mm"/>
    </style:style>
    <style:style style:name="co5" style:family="table-column">
      <style:table-column-properties fo:break-before="auto" style:column-width="64.93mm"/>
    </style:style>
    <style:style style:name="co6" style:family="table-column">
      <style:table-column-properties fo:break-before="auto" style:column-width="12.56mm"/>
    </style:style>
    <style:style style:name="co7" style:family="table-column">
      <style:table-column-properties fo:break-before="auto" style:column-width="13.62mm"/>
    </style:style>
    <style:style style:name="co8" style:family="table-column">
      <style:table-column-properties fo:break-before="auto" style:column-width="14.41mm"/>
    </style:style>
    <style:style style:name="co9" style:family="table-column">
      <style:table-column-properties fo:break-before="auto" style:column-width="32.14mm"/>
    </style:style>
    <style:style style:name="co10" style:family="table-column">
      <style:table-column-properties fo:break-before="auto" style:column-width="18.12mm"/>
    </style:style>
    <style:style style:name="co11" style:family="table-column">
      <style:table-column-properties fo:break-before="auto" style:column-width="18.91mm"/>
    </style:style>
    <style:style style:name="co12" style:family="table-column">
      <style:table-column-properties fo:break-before="auto" style:column-width="13.09mm"/>
    </style:style>
    <style:style style:name="co13" style:family="table-column">
      <style:table-column-properties fo:break-before="auto" style:column-width="28.17mm"/>
    </style:style>
    <style:style style:name="co14" style:family="table-column">
      <style:table-column-properties fo:break-before="auto" style:column-width="27.23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8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Ammo.E2"/>
    </style:style>
    <style:style style:name="ce15" style:family="table-cell" style:parent-style-name="Default" style:data-style-name="N0">
      <style:map style:condition="cell-content()=&quot;&quot;" style:apply-style-name="Cellule_20_invalide" style:base-cell-address="Ammo.E3"/>
    </style:style>
    <style:style style:name="ce16" style:family="table-cell" style:parent-style-name="Default" style:data-style-name="N0">
      <style:map style:condition="cell-content()=&quot;&quot;" style:apply-style-name="Cellule_20_invalide" style:base-cell-address="Ammo.E4"/>
    </style:style>
    <style:style style:name="ce17" style:family="table-cell" style:parent-style-name="Default" style:data-style-name="N0">
      <style:map style:condition="cell-content()=&quot;&quot;" style:apply-style-name="Cellule_20_invalide" style:base-cell-address="Ammo.E5"/>
    </style:style>
    <style:style style:name="ce18" style:family="table-cell" style:parent-style-name="Default" style:data-style-name="N0">
      <style:map style:condition="cell-content()=&quot;&quot;" style:apply-style-name="Cellule_20_invalide" style:base-cell-address="Ammo.E6"/>
    </style:style>
    <style:style style:name="ce19" style:family="table-cell" style:parent-style-name="Default" style:data-style-name="N0">
      <style:map style:condition="cell-content()=&quot;&quot;" style:apply-style-name="Cellule_20_invalide" style:base-cell-address="Ammo.E7"/>
    </style:style>
    <style:style style:name="ce20" style:family="table-cell" style:parent-style-name="Default" style:data-style-name="N0">
      <style:map style:condition="cell-content()=&quot;&quot;" style:apply-style-name="Cellule_20_invalide" style:base-cell-address="Ammo.E8"/>
    </style:style>
    <style:style style:name="ce21" style:family="table-cell" style:parent-style-name="Default" style:data-style-name="N0">
      <style:map style:condition="cell-content()=&quot;&quot;" style:apply-style-name="Cellule_20_invalide" style:base-cell-address="Ammo.I8"/>
    </style:style>
    <style:style style:name="ce9" style:family="table-cell" style:parent-style-name="Default" style:data-style-name="N0">
      <style:map style:condition="cell-content()=&quot;&quot;" style:apply-style-name="Cellule_20_invalide" style:base-cell-address="Ammo.B2"/>
    </style:style>
    <style:style style:name="ce10" style:family="table-cell" style:parent-style-name="Default" style:data-style-name="N0">
      <style:map style:condition="is-true-formula([Ammo.J2]=0)" style:apply-style-name="Cellule_20_grisée" style:base-cell-address="Ammo.K2"/>
      <style:map style:condition="is-true-formula(AND([Ammo.J2]&lt;&gt;0;[Ammo.K2]=&quot;&quot;))" style:apply-style-name="Cellule_20_invalide" style:base-cell-address="Ammo.K2"/>
    </style:style>
    <style:style style:name="ce11" style:family="table-cell" style:parent-style-name="Default" style:data-style-name="N0">
      <style:map style:condition="is-true-formula([Ammo.J2]=0)" style:apply-style-name="Cellule_20_grisée" style:base-cell-address="Ammo.L2"/>
      <style:map style:condition="is-true-formula(AND([Ammo.J2]&lt;&gt;0;[Ammo.L2]=&quot;&quot;))" style:apply-style-name="Cellule_20_invalide" style:base-cell-address="Ammo.L2"/>
    </style:style>
    <style:style style:name="ce12" style:family="table-cell" style:parent-style-name="Default" style:data-style-name="N0">
      <style:map style:condition="is-true-formula([Ammo.J2]=0)" style:apply-style-name="Cellule_20_grisée" style:base-cell-address="Ammo.M2"/>
      <style:map style:condition="is-true-formula(AND([Ammo.J2]&lt;&gt;0;[Ammo.M2]=&quot;&quot;))" style:apply-style-name="Cellule_20_invalide" style:base-cell-address="Ammo.M2"/>
    </style:style>
    <style:style style:name="ce13" style:family="table-cell" style:parent-style-name="Default" style:data-style-name="N0">
      <style:map style:condition="is-true-formula([Ammo.J2]=0)" style:apply-style-name="Cellule_20_grisée" style:base-cell-address="Ammo.N2"/>
      <style:map style:condition="is-true-formula(AND([Ammo.K2]&lt;&gt;0;[Ammo.N2]=&quot;&quot;))" style:apply-style-name="Cellule_20_invalide" style:base-cell-address="Ammo.N2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10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09" table:default-cell-style-name="ce2"/>
        <table:table-row table:style-name="ro1">
          <table:table-cell table:style-name="ce1" office:value-type="string" calcext:value-type="string">
            <text:p>#ammo_name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X_explosion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angspeed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clockwise</text:p>
          </table:table-cell>
          <table:table-cell table:style-name="ce1" office:value-type="string" calcext:value-type="string">
            <text:p>centered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beam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laser_beam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2D/Equipment/laser_blue.png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ath_explosion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_blu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200" calcext:value-type="float">
            <text:p>2200</text:p>
          </table:table-cell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2D/Equipment/laser_blue.png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_blue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60" calcext:value-type="float">
            <text:p>60</text:p>
          </table:table-cell>
          <table:table-cell table:style-name="ce11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ireball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ireball_blue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0" calcext:value-type="float">
            <text:p>0</text:p>
          </table:table-cell>
          <table:table-cell table:style-name="ce17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ireball_slalom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string" calcext:value-type="string">
            <text:p>oscillator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ireball_slalom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string" calcext:value-type="string">
            <text:p>2D/Equipment/laser_blue.png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string" calcext:value-type="string">
            <text:p>oscillator</text:p>
          </table:table-cell>
          <table:table-cell table:style-name="ce10" office:value-type="float" office:value="100" calcext:value-type="float">
            <text:p>100</text:p>
          </table:table-cell>
          <table:table-cell table:style-name="ce11" office:value-type="float" office:value="60" calcext:value-type="float">
            <text:p>60</text:p>
          </table:table-cell>
          <table:table-cell table:style-name="ce12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aserbeam_blue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0" office:value-type="string" calcext:value-type="string">
            <text:p>2D/Equipment/laserbeam_blue.png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280" calcext:value-type="float">
            <text:p>1280</text:p>
          </table:table-cell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V_laserS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S.png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laserL_V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50" calcext:value-type="float">
            <text:p>6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L.png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laserXL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XL.png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all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S.png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allM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laserM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laserM_abitslow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laserM_abit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laserM_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50" calcext:value-type="float">
            <text:p>5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laserM_Vfast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laserM_slow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laserM.png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allM_slow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ballM.png</text:p>
          </table:table-cell>
          <table:table-cell table:number-columns-repeated="2"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fireball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fireball_Vslow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fireball_slow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fireball_fast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fireball_Vfast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fireball.png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missile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2D/Vanguard/V_missile.png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explosion_S</text:p>
          </table:table-cell>
          <table:table-cell table:style-name="ce9" table:content-validation-name="val1" office:value-type="float" office:value="0" calcext:value-type="float">
            <text:p>0</text:p>
          </table:table-cell>
          <table:table-cell table:style-name="ce10"/>
          <table:table-cell table:style-name="ce11"/>
          <table:table-cell table:style-name="ce12" table:number-columns-repeated="2"/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mmo.F2:Ammo.J2 Ammo.O2:Ammo.O8 Ammo.B10:Ammo.J27 Ammo.O10:Ammo.O27 Ammo.B2:Ammo.D8 Ammo.F3:Ammo.J7 Ammo.F8:Ammo.H8 Ammo.J8:Ammo.J8">
            <calcext:condition calcext:apply-style-name="Cellule invalide" calcext:value="=&quot;&quot;" calcext:base-cell-address="Ammo.B2"/>
          </calcext:conditional-format>
          <calcext:conditional-format calcext:target-range-address="Ammo.K2:Ammo.K8 Ammo.K10:Ammo.K27">
            <calcext:condition calcext:apply-style-name="Cellule grisée" calcext:value="formula-is([Ammo.J2]=0)" calcext:base-cell-address="Ammo.K2"/>
            <calcext:condition calcext:apply-style-name="Cellule invalide" calcext:value="formula-is(AND([Ammo.J2]&lt;&gt;0;[Ammo.K2]=&quot;&quot;))" calcext:base-cell-address="Ammo.K2"/>
          </calcext:conditional-format>
          <calcext:conditional-format calcext:target-range-address="Ammo.L2:Ammo.L8 Ammo.L10:Ammo.L27">
            <calcext:condition calcext:apply-style-name="Cellule grisée" calcext:value="formula-is([Ammo.J2]=0)" calcext:base-cell-address="Ammo.L2"/>
            <calcext:condition calcext:apply-style-name="Cellule invalide" calcext:value="formula-is(AND([Ammo.J2]&lt;&gt;0;[Ammo.L2]=&quot;&quot;))" calcext:base-cell-address="Ammo.L2"/>
          </calcext:conditional-format>
          <calcext:conditional-format calcext:target-range-address="Ammo.M2:Ammo.M8 Ammo.M10:Ammo.N27">
            <calcext:condition calcext:apply-style-name="Cellule grisée" calcext:value="formula-is([Ammo.J2]=0)" calcext:base-cell-address="Ammo.M2"/>
            <calcext:condition calcext:apply-style-name="Cellule invalide" calcext:value="formula-is(AND([Ammo.J2]&lt;&gt;0;[Ammo.M2]=&quot;&quot;))" calcext:base-cell-address="Ammo.M2"/>
          </calcext:conditional-format>
          <calcext:conditional-format calcext:target-range-address="Ammo.N2:Ammo.N8">
            <calcext:condition calcext:apply-style-name="Cellule grisée" calcext:value="formula-is([Ammo.J2]=0)" calcext:base-cell-address="Ammo.N2"/>
            <calcext:condition calcext:apply-style-name="Cellule invalide" calcext:value="formula-is(AND([Ammo.K2]&lt;&gt;0;[Ammo.N2]=&quot;&quot;))" calcext:base-cell-address="Ammo.N2"/>
          </calcext:conditional-format>
          <calcext:conditional-format calcext:target-range-address="Ammo.E3:Ammo.E3">
            <calcext:condition calcext:apply-style-name="Cellule invalide" calcext:value="=&quot;&quot;" calcext:base-cell-address="Ammo.E3"/>
          </calcext:conditional-format>
          <calcext:conditional-format calcext:target-range-address="Ammo.E4:Ammo.E4">
            <calcext:condition calcext:apply-style-name="Cellule invalide" calcext:value="=&quot;&quot;" calcext:base-cell-address="Ammo.E4"/>
          </calcext:conditional-format>
          <calcext:conditional-format calcext:target-range-address="Ammo.E5:Ammo.E5">
            <calcext:condition calcext:apply-style-name="Cellule invalide" calcext:value="=&quot;&quot;" calcext:base-cell-address="Ammo.E5"/>
          </calcext:conditional-format>
          <calcext:conditional-format calcext:target-range-address="Ammo.E6:Ammo.E6">
            <calcext:condition calcext:apply-style-name="Cellule invalide" calcext:value="=&quot;&quot;" calcext:base-cell-address="Ammo.E6"/>
          </calcext:conditional-format>
          <calcext:conditional-format calcext:target-range-address="Ammo.E7:Ammo.E7">
            <calcext:condition calcext:apply-style-name="Cellule invalide" calcext:value="=&quot;&quot;" calcext:base-cell-address="Ammo.E7"/>
          </calcext:conditional-format>
          <calcext:conditional-format calcext:target-range-address="Ammo.E8:Ammo.E8">
            <calcext:condition calcext:apply-style-name="Cellule invalide" calcext:value="=&quot;&quot;" calcext:base-cell-address="Ammo.E8"/>
          </calcext:conditional-format>
          <calcext:conditional-format calcext:target-range-address="Ammo.E2:Ammo.E2">
            <calcext:condition calcext:apply-style-name="Cellule invalide" calcext:value="=&quot;&quot;" calcext:base-cell-address="Ammo.E2"/>
          </calcext:conditional-format>
          <calcext:conditional-format calcext:target-range-address="Ammo.I8:Ammo.I8">
            <calcext:condition calcext:apply-style-name="Cellule invalide" calcext:value="=&quot;&quot;" calcext:base-cell-address="Ammo.I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1.11pt double #3f3f3f" style:border-line-width="0.02mm 0.35mm 0.02mm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1.11pt double #ff8001" style:border-line-width-bottom="0.02mm 0.35mm 0.02mm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4f81bd" style:border-line-width-bottom="0.02mm 0.35mm 0.02mm" fo:border-left="none" fo:border-right="none" fo:border-top="0.06pt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01:23:38.2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>Wister</meta:initial-creator>
    <meta:creation-date>2015-03-10T21:54:58Z</meta:creation-date>
    <dc:date>2020-11-21T01:23:47.970000000</dc:date>
    <meta:editing-duration>PT52M20S</meta:editing-duration>
    <meta:editing-cycles>80</meta:editing-cycles>
    <meta:document-statistic meta:table-count="1" meta:cell-count="345" meta:object-count="0"/>
  </office:meta>
</office:document-meta>
</file>